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37in"/>
    </style:style>
    <style:style style:name="co2" style:family="table-column">
      <style:table-column-properties fo:break-before="auto" style:column-width="5.0728in"/>
    </style:style>
    <style:style style:name="co3" style:family="table-column">
      <style:table-column-properties fo:break-before="auto" style:column-width="1.2709in"/>
    </style:style>
    <style:style style:name="co4" style:family="table-column">
      <style:table-column-properties fo:break-before="auto" style:column-width="3.364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99pt solid #000000" style:vertical-align="bottom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000000" style:diagonal-bl-tr="none" style:diagonal-tl-br="none" fo:wrap-option="wrap" fo:border="0.99pt solid #000000" style:vertical-align="bottom"/>
      <style:text-properties fo:color="#d9d9d9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diagonal-bl-tr="none" style:diagonal-tl-br="none" fo:wrap-option="wrap" fo:border="0.99pt solid #000000" style:vertical-align="bottom"/>
    </style:style>
    <style:style style:name="ce4" style:family="table-cell" style:parent-style-name="Default">
      <style:table-cell-properties fo:background-color="#000000" style:diagonal-bl-tr="none" style:diagonal-tl-br="none" fo:wrap-option="wrap" fo:border="0.99pt solid #000000" style:vertical-align="bottom"/>
      <style:text-properties fo:color="#cccccc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000000" style:diagonal-bl-tr="none" style:diagonal-tl-br="none" style:text-align-source="fix" style:repeat-content="false" fo:wrap-option="wrap" fo:border="0.99pt solid #000000" style:vertical-align="bottom"/>
      <style:paragraph-properties fo:text-align="center"/>
      <style:text-properties fo:color="#d9d9d9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99pt solid #000000" style:vertical-align="bottom"/>
      <style:paragraph-properties fo:text-align="center"/>
      <style:map style:condition="cell-content()=no" style:apply-style-name="Untitled1" style:base-cell-address="Sheet1.C3"/>
      <style:map style:condition="cell-content()='ok'" style:apply-style-name="Untitled2" style:base-cell-address="Sheet1.C3"/>
      <style:map style:condition="cell-content()=to review" style:apply-style-name="Untitled3" style:base-cell-address="Sheet1.C3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99pt solid #000000" style:vertical-align="bottom"/>
      <style:paragraph-properties fo:text-align="center"/>
      <style:map style:condition="cell-content()=no" style:apply-style-name="Untitled1" style:base-cell-address="Sheet1.C3"/>
      <style:map style:condition="cell-content()='ok'" style:apply-style-name="Untitled2" style:base-cell-address="Sheet1.C3"/>
      <style:map style:condition="cell-content()=to review" style:apply-style-name="Untitled3" style:base-cell-address="Sheet1.C3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99pt solid #000000" style:vertical-align="bottom"/>
      <style:paragraph-properties fo:text-align="center"/>
      <style:map style:condition="cell-content()=no" style:apply-style-name="Untitled1" style:base-cell-address="Sheet1.C3"/>
      <style:map style:condition="cell-content()='ok'" style:apply-style-name="Untitled2" style:base-cell-address="Sheet1.C3"/>
      <style:map style:condition="cell-content()=to review" style:apply-style-name="Untitled3" style:base-cell-address="Sheet1.C3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99pt solid #000000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  <style:map style:condition="cell-content()=no" style:apply-style-name="Untitled1" style:base-cell-address="Sheet1.C3"/>
      <style:map style:condition="cell-content()='ok'" style:apply-style-name="Untitled2" style:base-cell-address="Sheet1.C3"/>
      <style:map style:condition="cell-content()=to review" style:apply-style-name="Untitled3" style:base-cell-address="Sheet1.C3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none" fo:border-top="0.99pt solid #000000" style:vertical-align="bottom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fo:border-right="none" fo:border-top="none" style:vertical-align="bottom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</style:style>
    <style:style style:name="ce16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opics</text:p>
          </table:table-cell>
          <table:table-cell table:style-name="ce6" office:value-type="string">
            <text:p>Reference</text:p>
          </table:table-cell>
          <table:table-cell table:style-name="ce6" office:value-type="string">
            <text:p>Checked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 office:value-type="string" table:number-columns-spanned="3" table:number-rows-spanned="1">
            <text:p>1 - php basics [Highest Emphasis]</text:p>
          </table:table-cell>
          <table:covered-table-cell table:style-name="ce2"/>
          <table:covered-table-cell table:style-name="ce7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yntax</text:p>
          </table:table-cell>
          <table:table-cell table:style-name="ce3"/>
          <table:table-cell table:style-name="ce8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Operator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variables</text:p>
          </table:table-cell>
          <table:table-cell table:style-name="ce3"/>
          <table:table-cell table:style-name="ce9" office:value-type="string">
            <text:p>to review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onstant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ontrol Strutures</text:p>
          </table:table-cell>
          <table:table-cell table:style-name="ce3"/>
          <table:table-cell table:style-name="ce9" office:value-type="string">
            <text:p>to review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Language Construct and funct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Namespaces</text:p>
          </table:table-cell>
          <table:table-cell table:style-name="ce3" office:value-type="string">
            <text:p>http://www.php.net/manual/pt_BR/language.namespaces.rationale.php</text:p>
          </table:table-cell>
          <table:table-cell table:style-name="ce9" office:value-type="string">
            <text:p>to review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xtens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onfi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Performance / Bytecod Caching</text:p>
          </table:table-cell>
          <table:table-cell table:style-name="ce3"/>
          <table:table-cell table:style-name="ce9" office:value-type="string">
            <text:p>to review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2 - Data format and types [Lowest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Xml basic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implexml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xml extens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xpath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webservic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oap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st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json &amp; ajax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date time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domdocument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3 - strings [Average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quot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match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xtract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earch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plac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formatt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pcre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heredoc and nowdoc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ncoding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4 - Arrays [Average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Enumerated array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ssociative array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rray intera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multi-dimensional array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rrays funct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pl, object array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5 - input / output [Lowest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fil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ad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writ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file system funct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tream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ontext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6 - functions [Average Emphasis]</text:p>
          </table:table-cell>
          <table:covered-table-cell table:style-name="ce4"/>
          <table:covered-table-cell table:style-name="ce11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yntax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rgument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variabl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ferenc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tur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variables scope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anonymous functions, closur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office:value-type="string" table:number-columns-spanned="3" table:number-rows-spanned="1">
            <text:p>7 - object-oriented programming [Average Emphasis]</text:p>
          </table:table-cell>
          <table:covered-table-cell table:style-name="ce2"/>
          <table:covered-table-cell table:style-name="ce11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insta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modifiers / inheritance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interfac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xcept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static methods &amp; properti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utoload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reflec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type hint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lass constant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late static binding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magic (_*) method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instance methods &amp; properti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lass defini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pl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8 - databases [Lowest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ql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joins 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analyzing queri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prepared statement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transaction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pdo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/>
          <table:table-cell table:style-name="ce16" table:number-columns-repeated="3"/>
          <table:table-cell table:number-columns-repeated="1016"/>
        </table:table-row>
        <table:table-row table:style-name="ro2">
          <table:table-cell table:style-name="ce2" office:value-type="string" table:number-columns-spanned="3" table:number-rows-spanned="1">
            <text:p>9 - security [Highest Emphasis]</text:p>
          </table:table-cell>
          <table:covered-table-cell table:style-name="ce2"/>
          <table:covered-table-cell table:style-name="ce10"/>
          <table:table-cell table:style-name="ce15"/>
          <table:table-cell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configura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ession security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 office:value-type="string">
            <text:p>cross-site scripting</text:p>
          </table:table-cell>
          <table:table-cell table:style-name="ce3" office:value-type="string">
            <text:p>htmlspecialchars() - http://br2.php.net/manual/pt_BR/function.htmlspecialchars.php</text:p>
            <text:p>htmlentities() - http://br2.php.net/manual/pt_BR/function.htmlentities.php</text:p>
          </table:table-cell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cross-site request forgeri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ql injection 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remote code injection 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mail injection 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filter input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escape output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encryption, hashing algorithm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file upload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data storage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ssl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4" office:value-type="string" table:number-columns-spanned="3" table:number-rows-spanned="1">
            <text:p>10 - web features [Highest Emphasis]</text:p>
          </table:table-cell>
          <table:covered-table-cell table:style-name="ce4"/>
          <table:covered-table-cell table:style-name="ce10"/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sessions</text:p>
          </table:table-cell>
          <table:table-cell table:style-name="ce3" office:value-type="string">
            <text:p>session_start() - http://br2.php.net/manual/pt_BR/function.session-start.php</text:p>
          </table:table-cell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form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get and post data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cookie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string">
            <text:p>http headers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string">
            <text:p>http authentication</text:p>
          </table:table-cell>
          <table:table-cell table:style-name="ce3"/>
          <table:table-cell table:style-name="ce9" office:value-type="string">
            <text:p>ok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12"/>
          <table:table-cell table:number-columns-repeated="1021"/>
        </table:table-row>
        <table:table-row table:style-name="ro1" table:number-rows-repeated="12">
          <table:table-cell table:number-columns-repeated="2"/>
          <table:table-cell table:style-name="ce13"/>
          <table:table-cell table:number-columns-repeated="1021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  <style:style style:name="cf-0" style:family="table-cell" style:parent-style-name="Default">
      <style:table-cell-properties fo:background-color="#ff0000"/>
    </style:style>
    <style:style style:name="cf-1" style:family="table-cell" style:parent-style-name="Default">
      <style:table-cell-properties fo:background-color="#ff0000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2" style:family="table-cell" style:parent-style-name="Default">
      <style:table-cell-properties fo:background-color="#6aa84f"/>
    </style:style>
    <style:style style:name="cf-3" style:family="table-cell" style:parent-style-name="Default">
      <style:table-cell-properties fo:background-color="#6aa84f"/>
      <style:text-properties fo:color="#ffff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f-4" style:family="table-cell" style:parent-style-name="Default">
      <style:table-cell-properties fo:background-color="#ffff00"/>
    </style:style>
    <style:style style:name="cf-5" style:family="table-cell" style:parent-style-name="Default">
      <style:table-cell-properties fo:background-color="#ffff00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Untitled1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Untitled2" style:family="table-cell" style:parent-style-name="Default">
      <style:table-cell-properties fo:background-color="#00ae00"/>
      <style:text-properties fo:color="#ffffff"/>
    </style:style>
    <style:style style:name="Untitled3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9-06T17:01:54</dc:date>
    <meta:print-date>1969-12-31T16:00:00</meta:print-date>
    <meta:editing-duration>P0D</meta:editing-duration>
    <meta:editing-cycles>1</meta:editing-cycles>
    <meta:document-statistic meta:table-count="1" meta:cell-count="190" meta:object-count="0"/>
    <meta:generator>LibreOffice/3.5$Linux_X86_64 LibreOffice_project/350m1$Build-2</meta:generator>
  </office:meta>
</office:document-meta>
</file>